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linecap="round" draw:fill-color="#53537b" draw:textarea-horizontal-align="justify" draw:textarea-vertical-align="middle" draw:auto-grow-height="false" fo:min-height="13.75cm" fo:min-width="13.5cm" loext:softedge-radius="0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fill-color="#d4d40a" draw:textarea-horizontal-align="justify" draw:textarea-vertical-align="middle" draw:auto-grow-height="false" fo:min-height="0.948cm" fo:min-width="4.283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width="0.353cm" draw:fill-color="#000000" draw:textarea-horizontal-align="justify" draw:textarea-vertical-align="middle" draw:auto-grow-height="false" fo:min-height="0.844cm" fo:min-width="1cm"/>
    </style:style>
    <style:style style:name="gr4" style:family="graphic" style:parent-style-name="standard">
      <style:graphic-properties svg:stroke-width="0.212cm" svg:stroke-color="#000000" draw:marker-start-width="0.306cm" draw:marker-end-width="0.306cm" draw:fill="none" draw:textarea-horizontal-align="justify" draw:textarea-vertical-align="middle" draw:auto-grow-height="false" fo:min-height="0.95cm" fo:min-width="1.179cm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081cm" svg:stroke-color="#000000" draw:marker-start-width="0.11cm" draw:marker-end-width="0.1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b1c800" draw:textarea-horizontal-align="justify" draw:textarea-vertical-align="middle" draw:auto-grow-height="false" fo:min-height="0.948cm" fo:min-width="4.283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353cm" draw:fill-color="#a3ff26" draw:textarea-horizontal-align="justify" draw:textarea-vertical-align="middle" draw:auto-grow-height="false" fo:min-height="0.844cm" fo:min-width="1cm"/>
    </style:style>
    <style:style style:name="gr8" style:family="graphic" style:parent-style-name="standard">
      <style:graphic-properties svg:stroke-width="0.106cm" svg:stroke-color="#000000" draw:marker-start-width="0.147cm" draw:marker-end-width="0.147cm" draw:fill="none" draw:textarea-horizontal-align="justify" draw:textarea-vertical-align="middle" draw:auto-grow-height="false" fo:min-height="0.95cm" fo:min-width="1.179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81cm" svg:stroke-color="#000000" draw:marker-start-width="0.11cm" draw:marker-end-width="0.11cm" draw:fill="solid" draw:fill-color="#b4b406" draw:textarea-horizontal-align="center" draw:textarea-vertical-align="middle" fo:padding-top="0.165cm" fo:padding-bottom="0.165cm" fo:padding-left="0.29cm" fo:padding-right="0.29cm"/>
    </style:style>
    <style:style style:name="P1" style:family="paragraph">
      <loext:graphic-properties draw:fill-color="#53537b"/>
      <style:paragraph-properties fo:text-align="center"/>
    </style:style>
    <style:style style:name="P2" style:family="paragraph">
      <loext:graphic-properties draw:fill="none" draw:fill-color="#d4d40a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b1c800"/>
      <style:paragraph-properties fo:text-align="center"/>
    </style:style>
    <style:style style:name="P7" style:family="paragraph">
      <loext:graphic-properties draw:fill-color="#a3ff26"/>
      <style:paragraph-properties fo:text-align="center"/>
    </style:style>
    <style:style style:name="P8" style:family="paragraph">
      <loext:graphic-properties draw:fill="solid" draw:fill-color="#b4b406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4cm" svg:x="1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89cm" svg:height="1.304cm" svg:x="6.066cm" svg:y="12.4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094cm" svg:x="7.75cm" svg:y="11.956cm">
          <text:p/>
          <draw:enhanced-geometry svg:viewBox="0 0 21600 21600" draw:mirror-vertical="true" draw:mirror-horizontal="false" draw:type="block-arc" draw:modifiers="177.135575563537 924.896593009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1.783cm" svg:height="1.304cm" svg:x="7.61cm" svg:y="12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5" draw:text-style-name="P5" draw:layer="layout" svg:width="6.319cm" svg:height="3.055cm" svg:x="5.34cm" svg:y="11.972cm" svg:viewBox="0 0 6320 3056" svg:d="M6320 3056v-3056l-815 4c0 425-108 842-314 1210s-501 673-857 886c-357 212-761 324-1172 324-412 0-815-112-1172-324-357-213-652-518-858-886-205-368-314-785-314-1210l-818-4v3056z">
          <text:p/>
        </draw:path>
      </draw:page>
      <draw:page draw:name="page2" draw:style-name="dp1" draw:master-page-name="Standard">
        <draw:custom-shape draw:style-name="gr1" draw:text-style-name="P1" draw:layer="layout" svg:width="14cm" svg:height="14cm" svg:x="1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89cm" svg:height="1.304cm" svg:x="6.066cm" svg:y="12.4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094cm" svg:x="7.75cm" svg:y="11.956cm">
          <text:p/>
          <draw:enhanced-geometry svg:viewBox="0 0 21600 21600" draw:mirror-vertical="true" draw:mirror-horizontal="false" draw:type="block-arc" draw:modifiers="177.135575563537 924.896593009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4" draw:layer="layout" svg:width="1.783cm" svg:height="1.304cm" svg:x="7.61cm" svg:y="12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9" draw:text-style-name="P8" draw:layer="layout" svg:width="6.319cm" svg:height="3.055cm" svg:x="5.34cm" svg:y="11.972cm" svg:viewBox="0 0 6320 3056" svg:d="M6320 3056v-3056l-815 4c0 425-108 842-314 1210s-501 673-857 886c-357 212-761 324-1172 324-412 0-815-112-1172-324-357-213-652-518-858-886-205-368-314-785-314-1210l-818-4v305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0T16:12:42.993849927</meta:creation-date>
    <dc:date>2023-07-17T22:03:16.036990320</dc:date>
    <meta:editing-duration>PT16M37S</meta:editing-duration>
    <meta:editing-cycles>6</meta:editing-cycles>
    <meta:generator>LibreOffice/7.1.5.2$Linux_X86_64 LibreOffice_project/10$Build-2</meta:generator>
    <meta:document-statistic meta:object-count="10"/>
  </office:meta>
</office:document-meta>
</file>